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/>
      <style:text-properties fo:color="#b2b2b2" officeooo:rsid="00063371" officeooo:paragraph-rsid="00063371"/>
    </style:style>
    <style:style style:name="P2" style:family="paragraph" style:parent-style-name="Footer">
      <style:paragraph-properties fo:text-align="center" style:justify-single-word="false"/>
      <style:text-properties fo:color="#b2b2b2" officeooo:paragraph-rsid="002f4df6"/>
    </style:style>
    <style:style style:name="P3" style:family="paragraph" style:parent-style-name="Standard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fo:font-weight="bold" officeooo:rsid="00063371" officeooo:paragraph-rsid="0006337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0733b2" officeooo:paragraph-rsid="002f4df6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language="es" fo:country="AR" style:text-underline-style="none" fo:font-weight="normal" officeooo:rsid="000b6e05" officeooo:paragraph-rsid="003a21aa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38c34b" officeooo:paragraph-rsid="0038c34b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3ce9c7" officeooo:paragraph-rsid="003ce9c7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1pt" fo:language="es" fo:country="AR" style:text-underline-style="solid" style:text-underline-width="auto" style:text-underline-color="font-color" fo:font-weight="bold" officeooo:rsid="0038c34b" officeooo:paragraph-rsid="0038c34b" style:font-size-asian="9.60000038146973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rsid="000b6e05" officeooo:paragraph-rsid="003a21aa"/>
    </style:style>
    <style:style style:name="P10" style:family="paragraph" style:parent-style-name="Standard">
      <style:paragraph-properties fo:text-align="start" style:justify-single-word="false"/>
      <style:text-properties fo:language="es" fo:country="AR" officeooo:rsid="000b6e05" officeooo:paragraph-rsid="003a21aa"/>
    </style:style>
    <style:style style:name="P11" style:family="paragraph" style:parent-style-name="Standard">
      <style:paragraph-properties fo:text-align="start" style:justify-single-word="false"/>
      <style:text-properties fo:language="es" fo:country="AR" officeooo:rsid="00183206" officeooo:paragraph-rsid="003a21aa"/>
    </style:style>
    <style:style style:name="P12" style:family="paragraph" style:parent-style-name="Standard">
      <style:paragraph-properties fo:text-align="start" style:justify-single-word="false"/>
      <style:text-properties fo:language="es" fo:country="AR" officeooo:rsid="001f553c" officeooo:paragraph-rsid="003a21aa"/>
    </style:style>
    <style:style style:name="P13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3933a6" officeooo:paragraph-rsid="0038c34b" style:font-size-asian="9.60000038146973pt" style:font-weight-asian="normal" style:font-size-complex="11pt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fo:font-size="11pt" fo:language="es" fo:country="AR" style:text-underline-style="none" fo:font-weight="normal" officeooo:rsid="003ce9c7" officeooo:paragraph-rsid="003ce9c7" style:font-size-asian="9.60000038146973pt" style:font-weight-asian="normal" style:font-size-complex="11pt" style:font-weight-complex="normal"/>
    </style:style>
    <style:style style:name="T1" style:family="text">
      <style:text-properties officeooo:rsid="00375055"/>
    </style:style>
    <style:style style:name="T2" style:family="text">
      <style:text-properties officeooo:rsid="003a21aa"/>
    </style:style>
    <style:style style:name="T3" style:family="text">
      <style:text-properties officeooo:rsid="00183206"/>
    </style:style>
    <style:style style:name="T4" style:family="text">
      <style:text-properties officeooo:rsid="003ae24d"/>
    </style:style>
    <style:style style:name="T5" style:family="text">
      <style:text-properties officeooo:rsid="003cfcfd"/>
    </style:style>
    <style:style style:name="T6" style:family="text">
      <style:text-properties officeooo:rsid="004068fb"/>
    </style:style>
    <style:style style:name="T7" style:family="text">
      <style:text-properties officeooo:rsid="0042d5e5"/>
    </style:style>
    <style:style style:name="T8" style:family="text">
      <style:text-properties officeooo:rsid="0043e267"/>
    </style:style>
    <style:style style:name="T9" style:family="text">
      <style:text-properties style:use-window-font-color="true" officeooo:rsid="0038c34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tividad <text:span text:style-name="T7">8</text:span>.<text:span text:style-name="T8">2</text:span></text:p>
      <text:p text:style-name="P8"/>
      <text:p text:style-name="P13"><text:tab/>1)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fo:color="#b2b2b2" officeooo:rsid="00063371" officeooo:paragraph-rsid="00063371"/>
    </style:style>
    <style:style style:name="MP2" style:family="paragraph" style:parent-style-name="Footer">
      <style:paragraph-properties fo:text-align="center" style:justify-single-word="false"/>
      <style:text-properties fo:color="#b2b2b2" officeooo:paragraph-rsid="002f4df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Técnicas Avanzadas de Diseño Digital 2017 <text:s text:c="42"/>De La Cruz Arbizu, Federico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7:13:02.052148825</meta:creation-date>
    <meta:generator>LibreOffice/5.1.6.2$Linux_X86_64 LibreOffice_project/10m0$Build-2</meta:generator>
    <dc:date>2017-09-03T14:59:43.938986601</dc:date>
    <meta:editing-duration>PT12H34M15S</meta:editing-duration>
    <meta:editing-cycles>56</meta:editing-cycles>
    <meta:document-statistic meta:table-count="0" meta:image-count="0" meta:object-count="0" meta:page-count="1" meta:paragraph-count="4" meta:word-count="15" meta:character-count="130" meta:non-whitespace-character-count="74"/>
  </office:meta>
</office:document-meta>
</file>